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 Sans" officeooo:rsid="001e5e3f" officeooo:paragraph-rsid="001e5e3f"/>
    </style:style>
    <style:style style:name="P3" style:family="paragraph" style:parent-style-name="Standard">
      <style:text-properties style:font-name="Open Sans" fo:font-weight="bold" officeooo:rsid="001fc968" officeooo:paragraph-rsid="001fc968" style:font-weight-asian="bold" style:font-weight-complex="bold"/>
    </style:style>
    <style:style style:name="P4" style:family="paragraph" style:parent-style-name="Standard">
      <style:text-properties style:font-name="Open Sans" officeooo:rsid="001fc968" officeooo:paragraph-rsid="001fc968"/>
    </style:style>
    <style:style style:name="P5" style:family="paragraph" style:parent-style-name="Standard">
      <style:text-properties style:font-name="Open Sans" officeooo:rsid="00337794" officeooo:paragraph-rsid="00337794"/>
    </style:style>
    <style:style style:name="P6" style:family="paragraph" style:parent-style-name="Standard">
      <style:text-properties style:font-name="Open Sans" officeooo:rsid="00350512" officeooo:paragraph-rsid="00350512"/>
    </style:style>
    <style:style style:name="P7" style:family="paragraph" style:parent-style-name="Standard" style:list-style-name="L1">
      <style:text-properties style:font-name="Open Sans" officeooo:rsid="00337794" officeooo:paragraph-rsid="00337794"/>
    </style:style>
    <style:style style:name="P8" style:family="paragraph" style:parent-style-name="Standard">
      <style:text-properties style:font-name="Open Sans" officeooo:rsid="00337794" officeooo:paragraph-rsid="00337794"/>
    </style:style>
    <style:style style:name="P9" style:family="paragraph" style:parent-style-name="Standard">
      <style:text-properties style:font-name="Open Sans" fo:font-weight="bold" officeooo:rsid="00350512" officeooo:paragraph-rsid="00350512" style:font-weight-asian="bold" style:font-weight-complex="bold"/>
    </style:style>
    <style:style style:name="P10" style:family="paragraph" style:parent-style-name="Standard">
      <style:text-properties style:font-name="Open Sans" fo:font-weight="bold" officeooo:rsid="00319320" officeooo:paragraph-rsid="00319320" style:font-weight-asian="bold" style:font-weight-complex="bold"/>
    </style:style>
    <style:style style:name="P11" style:family="paragraph" style:parent-style-name="Standard">
      <style:text-properties style:font-name="Open Sans" officeooo:rsid="001fc968" officeooo:paragraph-rsid="00337794"/>
    </style:style>
    <style:style style:name="P12" style:family="paragraph" style:parent-style-name="Standard">
      <style:text-properties style:font-name="Open Sans" officeooo:rsid="003c14ba" officeooo:paragraph-rsid="003c14ba"/>
    </style:style>
    <style:style style:name="P13" style:family="paragraph" style:parent-style-name="Standard" style:list-style-name="L4">
      <style:text-properties style:font-name="Open Sans" officeooo:rsid="003c14ba" officeooo:paragraph-rsid="003c14ba"/>
    </style:style>
    <style:style style:name="P14" style:family="paragraph" style:parent-style-name="Standard" style:list-style-name="L4">
      <style:text-properties style:font-name="Open Sans" officeooo:rsid="003d70cf" officeooo:paragraph-rsid="003d70cf"/>
    </style:style>
    <style:style style:name="P15" style:family="paragraph" style:parent-style-name="Standard">
      <style:text-properties style:font-name="Open Sans" officeooo:rsid="003e76fa" officeooo:paragraph-rsid="003e76fa"/>
    </style:style>
    <style:style style:name="P16" style:family="paragraph" style:parent-style-name="Standard" style:list-style-name="L5">
      <style:text-properties style:font-name="Open Sans" officeooo:rsid="003e76fa" officeooo:paragraph-rsid="003e76fa"/>
    </style:style>
    <style:style style:name="P17" style:family="paragraph" style:parent-style-name="Standard" style:list-style-name="L5">
      <style:text-properties style:font-name="Open Sans" officeooo:rsid="00405da7" officeooo:paragraph-rsid="00405da7"/>
    </style:style>
    <style:style style:name="P18" style:family="paragraph" style:parent-style-name="Standard">
      <style:text-properties style:font-name="Open Sans" officeooo:rsid="00405da7" officeooo:paragraph-rsid="00405da7"/>
    </style:style>
    <style:style style:name="P19" style:family="paragraph" style:parent-style-name="Standard" style:list-style-name="L7">
      <style:text-properties style:font-name="Open Sans" officeooo:rsid="00405da7" officeooo:paragraph-rsid="00405da7"/>
    </style:style>
    <style:style style:name="P20" style:family="paragraph" style:parent-style-name="Standard">
      <style:text-properties style:font-name="Open Sans" officeooo:paragraph-rsid="003ad11a"/>
    </style:style>
    <style:style style:name="P21" style:family="paragraph" style:parent-style-name="Standard">
      <style:paragraph-properties fo:break-before="page"/>
      <style:text-properties style:font-name="Open Sans" fo:font-weight="bold" officeooo:rsid="00350512" officeooo:paragraph-rsid="00350512" style:font-weight-asian="bold" style:font-weight-complex="bold"/>
    </style:style>
    <style:style style:name="P22" style:family="paragraph" style:parent-style-name="List_20_Paragraph" style:list-style-name="WWNum12">
      <style:text-properties style:font-name="Open Sans" officeooo:paragraph-rsid="003ad11a"/>
    </style:style>
    <style:style style:name="P23" style:family="paragraph" style:parent-style-name="List_20_Paragraph" style:list-style-name="WWNum12">
      <style:text-properties style:font-name="Open Sans" officeooo:rsid="00319320" officeooo:paragraph-rsid="003ad11a"/>
    </style:style>
    <style:style style:name="T1" style:family="text">
      <style:text-properties fo:font-weight="bold" style:font-weight-asian="bold" style:font-weight-complex="bold"/>
    </style:style>
    <style:style style:name="T2" style:family="text">
      <style:text-properties officeooo:rsid="003a6962"/>
    </style:style>
    <style:style style:name="T3" style:family="text">
      <style:text-properties fo:font-weight="normal" style:font-weight-asian="normal" style:font-weight-complex="normal"/>
    </style:style>
    <style:style style:name="T4" style:family="text">
      <style:text-properties officeooo:rsid="003ad11a"/>
    </style:style>
    <style:style style:name="T5" style:family="text">
      <style:text-properties officeooo:rsid="003d70cf"/>
    </style:style>
    <style:style style:name="T6" style:family="text">
      <style:text-properties officeooo:rsid="003e76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2">3</text:span></text:p>
      <text:p text:style-name="P2"/>
      <text:p text:style-name="P2"/>
      <text:p text:style-name="P3">Übung 1</text:p>
      <text:p text:style-name="P12">Erstellen Sie eine Anwendung zum überprüfen von impliziten Intents.</text:p>
      <text:list xml:id="list9170483972339653072" text:style-name="L4">
        <text:list-item>
          <text:p text:style-name="P13">Erstellen Sie einen Intent für die <text:span text:style-name="T5">Aktion View (ACTION_VIEW) und geben Sie den Klassenname der aufgelösten Activity aus als Logstatement.</text:span></text:p>
        </text:list-item>
        <text:list-item>
          <text:p text:style-name="P14">Starten Sie nun eine neue Activity auf Basis des Intents.</text:p>
        </text:list-item>
        <text:list-item>
          <text:p text:style-name="P14">Schränken Sie nun den Intent weiter ein über eine Kategorie <text:span text:style-name="T6">(BROWSABLE)</text:span> und eine Uri.</text:p>
        </text:list-item>
        <text:list-item>
          <text:p text:style-name="P14">Erstellen Sie eine eigene Browser Activity, welche nur “Hello World” ausgiebt, aber auf den entsprechenden Intent hört.</text:p>
        </text:list-item>
      </text:list>
      <text:p text:style-name="P4"/>
      <text:p text:style-name="P10">Übung 2</text:p>
      <text:p text:style-name="P20">Mobile Anwendungen werden hauptsächlich mittels Touch gesteuert. Erstellen Sie nun ein <text:span text:style-name="T4">neues Projekt</text:span>.</text:p>
      <text:list xml:id="list8020968099824589582" text:style-name="WWNum12">
        <text:list-item>
          <text:p text:style-name="P22">In der Anwendung soll ein Rechteck in der Mitte des Screens gezeichnet werden. Mittels einer Touchbewegung über die Y-Achse soll das gezeichnete Rechteck rotiert werden.</text:p>
        </text:list-item>
        <text:list-item>
          <text:p text:style-name="P23"><text:span text:style-name="T3">Zusätzlich soll noch ein ScaleGestureDetector integriert werden. Dieser Detector soll auf die Pinch Geste reagieren und das Rechteck Skalieren (maximal auf das 5-Fache der Anfangsgröße).</text:span></text:p>
        </text:list-item>
      </text:list>
      <text:p text:style-name="P5"><text:span text:style-name="T1">Übung 3</text:span></text:p>
      <text:p text:style-name="P5">Erstellen Sie ein neues Projekt. Die ActionBar ist standartmäßig aktiviert in Android Activities.</text:p>
      <text:list xml:id="list9172908160120029793" text:style-name="L1">
        <text:list-item>
          <text:p text:style-name="P7">Erstellen Sie MenuItems mit Symbolen und zeigen Sie einen Toast bei Klick auf ein MenuItem</text:p>
        </text:list-item>
        <text:list-item>
          <text:p text:style-name="P7">Verlegen Sie die Actions in den Footer.</text:p>
        </text:list-item>
        <text:list-item>
          <text:p text:style-name="P7">Verstecken Sie die Action Bar.</text:p>
        </text:list-item>
      </text:list>
      <text:p text:style-name="P11"/>
      <text:p text:style-name="P9"/>
      <text:p text:style-name="P21">Aufgabe 1:</text:p>
      <text:p text:style-name="P15">Erweitern Sie Übung 2 folgendermaßen:</text:p>
      <text:list xml:id="list3427102869151025471" text:style-name="L5">
        <text:list-item>
          <text:p text:style-name="P16">Integrieren Sie einen Detektor, welcher einfache Gesten erkennt.</text:p>
        </text:list-item>
        <text:list-item>
          <text:p text:style-name="P16">Die Geste Double Tab soll den Ausganszustand wieder herstellen.</text:p>
        </text:list-item>
        <text:list-item>
          <text:p text:style-name="P17">Eine Swipe Geste soll ebenfalls eine Rotation des Rechtecks durchführen.</text:p>
        </text:list-item>
        <text:list-item>
          <text:p text:style-name="P17">Verbinden Sie den Swipe mit einer Animation, sodass die Rotation animiert dargestellt wird. Entsprechend der Geschwindigkeit des Swipes soll die Rotation erst schnell dann langsam werden.</text:p>
        </text:list-item>
      </text:list>
      <text:p text:style-name="P6"/>
      <text:p text:style-name="P9">Aufgabe 2:</text:p>
      <text:p text:style-name="P18">Erweitern Sie das Spiel aus der letzten Übungsserie folgendermaßen:</text:p>
      <text:list xml:id="list1632830009903980089" text:style-name="L7">
        <text:list-item>
          <text:p text:style-name="P19">Bauen Sie eine Activity ein, welche zwei Buttons besitzt:</text:p>
          <text:list>
            <text:list-item>
              <text:p text:style-name="P19">Einen zum Starten des Spiels (start neuer Activity)</text:p>
            </text:list-item>
            <text:list-item>
              <text:p text:style-name="P19">Einen zur Durchsicht von Highscores</text:p>
            </text:list-item>
          </text:list>
        </text:list-item>
        <text:list-item>
          <text:p text:style-name="P19">Nach erfolgreicher Beendigung des Spiels soll eine Activity gestartet werden, welche den erreichten Punktestand ermittelt. Überlegen Sie sich eine geeignete Variante zur Errechnung des Punktestandes (Kombination aus Zeit und Anzahl Klicks)</text:p>
        </text:list-item>
        <text:list-item>
          <text:p text:style-name="P19">Der Punktestand soll mittels Shared Preferences hinterlegt werden. Nur die Top 10 Punktestände sollen hinterlegt se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 svg:font-family=""/>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6.3$Linux_X86_64 LibreOffice_project/420m0$Build-3</meta:generator>
    <dc:date>2014-10-27T07:48:46.830852204</dc:date>
    <dc:creator>Stefan Huber</dc:creator>
    <meta:editing-duration>P1DT4H29M23S</meta:editing-duration>
    <meta:editing-cycles>12</meta:editing-cycles>
    <meta:document-statistic meta:table-count="0" meta:image-count="0" meta:object-count="0" meta:page-count="2" meta:paragraph-count="29" meta:word-count="339" meta:character-count="2241" meta:non-whitespace-character-count="1949"/>
  </office:meta>
</office:document-meta>
</file>